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b9b0" officeooo:paragraph-rsid="000bb9b0"/>
    </style:style>
    <style:style style:name="T1" style:family="text">
      <style:text-properties officeooo:rsid="000bf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</text:p>
      <text:p text:style-name="P1">O programa compilado esta na pasta "dist" da raiz do projeto, copie o que tem la dentro <text:span text:style-name="T1">para uma pasta no seu PC</text:span> e tente abrir com o JRE(não lembro como faz isso no windows, mas dando uma pesquisada você descobre :) )</text:p>
      <text:p text:style-name="P1"></text:p>
      <text:p text:style-name="P1">Casos de uso que já estão concluídos: de 01 a 09.</text:p>
      <text:p text:style-name="P1"></text:p>
      <text:p text:style-name="P1">Breve descrição:</text:p>
      <text:p text:style-name="P1"></text:p>
      <text:p text:style-name="P1">1, 2 e 5 – Na tela principal do programa vá em Editar → <text:s/>Usuários</text:p>
      <text:p text:style-name="P1"></text:p>
      <text:p text:style-name="P1">3 e 4 - Auto explicativo :p</text:p>
      <text:p text:style-name="P1"></text:p>
      <text:p text:style-name="P1"></text:p>
      <text:p text:style-name="P1">6, 7 e 8 – Editar → Equipamentos.</text:p>
      <text:p text:style-name="P1"/>
      <text:p text:style-name="P1">9 – <text:s/>No painel da tela principal, clicar sobre o icone do bonequinho. </text:p>
      <text:p text:style-name="P1"></text:p>
      <text:p text:style-name="P1"></text:p>
      <text:p text:style-name="P1"></text:p>
      <text:p text:style-name="P1">Não se esqueça de rodar o script SQL antes de usar o software (Copie e cole o que tem no arquivo no mysql manager e execute)<text:tab/>.</text:p>
      <text:p text:style-name="P1"/>
      <text:p text:style-name="P1"/>
      <text:p text:style-name="P1">Teste tudo que for possíve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9:01:24.195905529</meta:creation-date>
    <dc:date>2014-07-03T19:06:25.736990035</dc:date>
    <meta:editing-duration>PT28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9" meta:word-count="128" meta:character-count="648" meta:non-whitespace-character-count="506"/>
  </office:meta>
</office:document-meta>
</file>